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fo:line-height="150%"/>
      <style:text-properties style:font-name="Arial" fo:font-size="11pt" style:font-size-asian="11pt" style:font-size-complex="11pt"/>
    </style:style>
    <style:style style:name="P2" style:family="paragraph" style:parent-style-name="Text_20_body" style:list-style-name="L1">
      <style:paragraph-properties fo:margin-top="0cm" fo:margin-bottom="0cm" fo:line-height="150%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3" style:family="paragraph" style:parent-style-name="Text_20_body" style:list-style-name="L1">
      <style:paragraph-properties fo:margin-top="0cm" fo:margin-bottom="0cm" fo:line-height="150%"/>
    </style:style>
    <style:style style:name="P4" style:family="paragraph" style:parent-style-name="Standard" style:list-style-name="L1">
      <style:paragraph-properties fo:margin-top="0cm" fo:margin-bottom="0cm" fo:line-height="150%"/>
    </style:style>
    <style:style style:name="P5" style:family="paragraph" style:parent-style-name="Standard" style:list-style-name="L1">
      <style:paragraph-properties fo:margin-top="0cm" fo:margin-bottom="0cm" fo:line-height="150%"/>
      <style:text-properties style:text-underline-style="solid" style:text-underline-width="auto" style:text-underline-color="font-color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21373288557149224" text:style-name="L1">
        <text:list-item>
          <text:p text:style-name="P5"><text:span text:style-name="T1">Contexte d'entreprise</text:span></text:p>
          <text:list>
            <text:list-item>
              <text:p text:style-name="P4"><text:span text:style-name="T1">Présentation de l'entreprise et du service</text:span></text:p>
              <text:list>
                <text:list-item>
                  <text:p text:style-name="P1">Histoire, statut de la structure, mode de gouvernance, dates clés …</text:p>
                </text:list-item>
                <text:list-item>
                  <text:p text:style-name="P1">Domaines d’activités et chiffres clés : résultats financiers, chiffre d’affaires,…</text:p>
                </text:list-item>
                <text:list-item>
                  <text:p text:style-name="P1">Position sur ses marchés : stratégie, produits, partenaires, concurrents, forces et faiblesses,…</text:p>
                </text:list-item>
                <text:list-item>
                  <text:p text:style-name="P1">Organisation humaine : structure organisationnelle, mode managérial, effectifs…</text:p>
                </text:list-item>
                <text:list-item>
                  <text:p text:style-name="P3"><text:span text:style-name="T1">Organisation du système d’information et des activités informatiques : principaux services et applications, moyens, métiers, organisation…</text:span></text:p>
                </text:list-item>
              </text:list>
            </text:list-item>
            <text:list-item>
              <text:p text:style-name="P1">Focus sur le service de l'alternance</text:p>
              <text:list>
                <text:list-item>
                  <text:p text:style-name="P1">Positionnement du service : missions, position dans l’organigramme de l’entreprise</text:p>
                </text:list-item>
                <text:list-item>
                  <text:p text:style-name="P1">Organisation humaine du service, qualification, vos principaux interlocuteurs ….</text:p>
                </text:list-item>
                <text:list-item>
                  <text:p text:style-name="P1">Votre positionnement au sein du service</text:p>
                </text:list-item>
              </text:list>
            </text:list-item>
          </text:list>
        </text:list-item>
        <text:list-item>
          <text:p text:style-name="P2">Les missions réalisées</text:p>
          <text:list>
            <text:list-item>
              <text:p text:style-name="P1">Enjeux et cadre des missions effectuées</text:p>
            </text:list-item>
            <text:list-item>
              <text:p text:style-name="P1">Fonction occupée, objectif du stage et résultats attendus</text:p>
            </text:list-item>
            <text:list-item>
              <text:p text:style-name="P1">Principales missions confiées : description, autres acteurs, calendrier, contexte technique…</text:p>
            </text:list-item>
            <text:list-item>
              <text:p text:style-name="P1">Organisation mise en œuvre pour mener ces missions : tâches, outils et technologies, planification,…</text:p>
            </text:list-item>
          </text:list>
        </text:list-item>
        <text:list-item>
          <text:p text:style-name="P2"><text:span text:style-name="T2"><text:s/></text:span>Bilan et recul sur les missions</text:p>
          <text:list>
            <text:list-item>
              <text:p text:style-name="P1">Regard critique sur l'organisation de l’entreprise et les activités informatiques</text:p>
            </text:list-item>
            <text:list-item>
              <text:p text:style-name="P1">Votre apport à l’entreprise : compétences apportées, résultats obtenus…</text:p>
            </text:list-item>
            <text:list-item>
              <text:p text:style-name="P1">Les apports personnels du stage : compétences acquises, influence de ce stage dans la construction de votre projet professionnel</text:p>
            </text:list-item>
          </text:list>
        </text:list-item>
        <text:list-item>
          <text:p text:style-name="P2">Conclu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4-07T19:52:51</meta:creation-date>
    <dc:date>2025-04-18T09:59:36</dc:date>
    <meta:editing-duration>PT20H24M11S</meta:editing-duration>
    <meta:editing-cycles>2</meta:editing-cycles>
    <meta:generator>OpenOffice/4.1.15$Unix OpenOffice.org_project/4115m2$Build-9813</meta:generator>
    <meta:document-statistic meta:table-count="0" meta:image-count="0" meta:object-count="0" meta:page-count="1" meta:paragraph-count="21" meta:word-count="203" meta:character-count="1446"/>
  </office:meta>
</office:document-meta>
</file>